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f6210" officeooo:paragraph-rsid="001f6210" style:font-size-asian="18pt" style:font-size-complex="18pt"/>
    </style:style>
    <style:style style:name="P2" style:family="paragraph" style:parent-style-name="Standard">
      <style:text-properties fo:font-size="18pt" officeooo:rsid="001f6210" officeooo:paragraph-rsid="001f6210" style:font-size-asian="18pt" style:font-size-complex="18pt"/>
    </style:style>
    <style:style style:name="P3" style:family="paragraph" style:parent-style-name="Standard">
      <style:text-properties fo:font-size="18pt" officeooo:rsid="001f6210" officeooo:paragraph-rsid="0026e6f4" style:font-size-asian="18pt" style:font-size-complex="18pt"/>
    </style:style>
    <style:style style:name="P4" style:family="paragraph" style:parent-style-name="Standard">
      <style:text-properties fo:font-size="18pt" officeooo:rsid="0026e6f4" officeooo:paragraph-rsid="0026e6f4" style:font-size-asian="18pt" style:font-size-complex="18pt"/>
    </style:style>
    <style:style style:name="P5" style:family="paragraph" style:parent-style-name="Standard">
      <style:text-properties officeooo:paragraph-rsid="0022d291"/>
    </style:style>
    <style:style style:name="P6" style:family="paragraph" style:parent-style-name="Standard">
      <style:text-properties officeooo:paragraph-rsid="002675bb"/>
    </style:style>
    <style:style style:name="P7" style:family="paragraph" style:parent-style-name="Standard">
      <style:text-properties officeooo:paragraph-rsid="0026e6f4"/>
    </style:style>
    <style:style style:name="P8" style:family="paragraph" style:parent-style-name="Standard">
      <style:text-properties officeooo:paragraph-rsid="0028b7aa"/>
    </style:style>
    <style:style style:name="P9" style:family="paragraph" style:parent-style-name="Standard">
      <style:text-properties officeooo:paragraph-rsid="0028e276"/>
    </style:style>
    <style:style style:name="P10" style:family="paragraph" style:parent-style-name="Standard">
      <style:text-properties officeooo:paragraph-rsid="00295185"/>
    </style:style>
    <style:style style:name="P11" style:family="paragraph" style:parent-style-name="Standard">
      <style:text-properties officeooo:rsid="002c43c6" officeooo:paragraph-rsid="002c43c6"/>
    </style:style>
    <style:style style:name="T1" style:family="text">
      <style:text-properties fo:font-size="18pt" officeooo:rsid="0022d291" style:font-size-asian="18pt" style:font-size-complex="18pt"/>
    </style:style>
    <style:style style:name="T2" style:family="text">
      <style:text-properties officeooo:rsid="002675bb"/>
    </style:style>
    <style:style style:name="T3" style:family="text">
      <style:text-properties officeooo:rsid="0026e6f4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2675bb" style:font-size-asian="15pt" style:font-size-complex="15pt"/>
    </style:style>
    <style:style style:name="T6" style:family="text">
      <style:text-properties officeooo:rsid="0028b7aa"/>
    </style:style>
    <style:style style:name="T7" style:family="text">
      <style:text-properties officeooo:rsid="0028ba3d"/>
    </style:style>
    <style:style style:name="T8" style:family="text">
      <style:text-properties officeooo:rsid="002951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:562626 <text:s text:c="3"/>mama <text:s text:c="4"/>evtl andere ja/nein frage achtung! <text:s/>###</text:p>
      <text:p text:style-name="P4">ID: <text:s text:c="7"/>phia</text:p>
      <text:p text:style-name="P1">Id:1234 <text:s text:c="5"/>nessii / eins leer <text:s text:c="2"/></text:p>
      <text:p text:style-name="P5"><text:span text:style-name="T1">Id:1234 <text:s text:c="3"/>eva </text:span>850437755 </text:p>
      <text:p text:style-name="P6"><text:span text:style-name="T5">ID:1234 nadar </text:span><text:span text:style-name="T4">457177890</text:span> </text:p>
      <text:p text:style-name="P7"><text:span text:style-name="T3">Id: <text:s/>1234 BEN <text:s text:c="2"/></text:span>1635836998 </text:p>
      <text:p text:style-name="P9"><text:span text:style-name="T7">ID 1234</text:span> <text:s/><text:span text:style-name="T7">omar <text:s/>52228268</text:span></text:p>
      <text:p text:style-name="P8"><text:span text:style-name="T6">id 1234 <text:s/>yassi </text:span>342769195 </text:p>
      <text:p text:style-name="P10"><text:span text:style-name="T8">ID 1234 unbekannter med student </text:span>1608685237 </text:p>
      <text:p text:style-name="P6"/>
      <text:p text:style-name="P6"/>
      <text:p text:style-name="P6"/>
      <text:p text:style-name="P6"/>
      <text:p text:style-name="P6"/>
      <text:p text:style-name="P11">gerda, katrin, samira, vera, philipp, </text:p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08T14:23:41.734000000</dc:date>
    <meta:editing-duration>P7DT5H52M11S</meta:editing-duration>
    <meta:editing-cycles>11</meta:editing-cycles>
    <meta:generator>LibreOffice/5.4.5.1$Windows_X86_64 LibreOffice_project/79c9829dd5d8054ec39a82dc51cd9eff340dbee8</meta:generator>
    <meta:document-statistic meta:table-count="0" meta:image-count="0" meta:object-count="0" meta:page-count="1" meta:paragraph-count="10" meta:word-count="44" meta:character-count="315" meta:non-whitespace-character-count="243"/>
  </office:meta>
</office:document-meta>
</file>